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Dobry Ojcze, proszę Cię, abyś mi skutecznie błogosławił</text:span><text:span text:style-name="T1"><text:line-break/></text:span><text:span text:style-name="T1">i rozszerzył granice moje,</text:span><text:span text:style-name="T1"><text:line-break/></text:span><text:span text:style-name="T1">a ręka Twoja była ze mną</text:span><text:span text:style-name="T1"><text:line-break/></text:span><text:span text:style-name="T1">i abyś zachował mnie</text:span><text:span text:style-name="T1"><text:line-break/></text:span><text:span text:style-name="T1">od złego a utrapienie</text:span><text:span text:style-name="T1"><text:line-break/></text:span><text:span text:style-name="T1">moje się skończ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Dziękuję Ci, że mnie stworzyłeś tak cudownie</text:span><text:span text:style-name="T1"><text:line-break/></text:span><text:span text:style-name="T1">Godne podziwu są Twoje dzieła</text:span><text:span text:style-name="T1"><text:line-break/></text:span><text:span text:style-name="T1">Dobrze znasz moją dusz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Chwała Ojcu i Synowi</text:span><text:span text:style-name="T1"><text:line-break/></text:span><text:span text:style-name="T1">i Duchowi Świętemu,</text:span><text:span text:style-name="T1"><text:line-break/></text:span><text:span text:style-name="T1">jak było na początku</text:span><text:span text:style-name="T1"><text:line-break/></text:span><text:span text:style-name="T1">teraz i zawsze i na wieki wieków. Ame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5-18T22:32:47.813000000</dc:date>
    <dc:language>pl-PL</dc:language>
    <meta:editing-cycles>35</meta:editing-cycles>
    <meta:editing-duration>PT31M57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